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3C758F19AC219009220.png" manifest:media-type="image/png"/>
  <manifest:file-entry manifest:full-path="Pictures/10000000000004B200000349956EA243F6C8629F.jpg" manifest:media-type="image/jpeg"/>
  <manifest:file-entry manifest:full-path="Pictures/1000000000000387000002BA98EB7D24A75556D0.jpg" manifest:media-type="image/jpeg"/>
  <manifest:file-entry manifest:full-path="Pictures/10000000000002140000032F0290101718E19908.jpg" manifest:media-type="image/jpeg"/>
  <manifest:file-entry manifest:full-path="Pictures/100000000000023C0000035E350BB93C439CAD0C.jpg" manifest:media-type="image/jpeg"/>
  <manifest:file-entry manifest:full-path="Pictures/1000000000000233000003642896B6607B05611B.jpg" manifest:media-type="image/jpeg"/>
  <manifest:file-entry manifest:full-path="Pictures/10000000000002A50000020BA757441424D9C9AB.jpg" manifest:media-type="image/jpeg"/>
  <manifest:file-entry manifest:full-path="Pictures/10000000000004C90000031F1A8232EAAEF373D0.jpg" manifest:media-type="image/jpeg"/>
  <manifest:file-entry manifest:full-path="Pictures/100000000000021300000332E9A854553D53BEBD.jpg" manifest:media-type="image/jpeg"/>
  <manifest:file-entry manifest:full-path="Pictures/1000000000000226000002F49221E1BCEB0994DE.jpg" manifest:media-type="image/jpeg"/>
  <manifest:file-entry manifest:full-path="Pictures/100000000000036E000002904C5ECF8098973DF5.jpg" manifest:media-type="image/jpeg"/>
  <manifest:file-entry manifest:full-path="Pictures/1000000000000362000001E713B2B92758CEED73.jpg" manifest:media-type="image/jpeg"/>
  <manifest:file-entry manifest:full-path="Pictures/1000000000000500000003C139FA8CF44A452290.jpg" manifest:media-type="image/jpeg"/>
  <manifest:file-entry manifest:full-path="Pictures/1000000000000500000003C0BE4D19CF86909F83.jpg" manifest:media-type="image/jpeg"/>
  <manifest:file-entry manifest:full-path="Pictures/1000000000000500000003C1885277FA16D43E25.jpg" manifest:media-type="image/jpeg"/>
  <manifest:file-entry manifest:full-path="Pictures/1000000000000500000003C1A449A85D868A1095.jpg" manifest:media-type="image/jpeg"/>
  <manifest:file-entry manifest:full-path="Pictures/1000000000000500000003C1A0E5A34335AA51BC.jpg" manifest:media-type="image/jpeg"/>
  <manifest:file-entry manifest:full-path="Pictures/1000000000000500000003C132E318DE747CB6CD.jpg" manifest:media-type="image/jpeg"/>
  <manifest:file-entry manifest:full-path="Pictures/1000000000000500000003C1592DFBAA710510EB.jpg" manifest:media-type="image/jpeg"/>
  <manifest:file-entry manifest:full-path="Pictures/1000000000000380000002608FABCD0015C5545C.jpg" manifest:media-type="image/jpeg"/>
  <manifest:file-entry manifest:full-path="Pictures/100000000000041500000370AC2075D8AA81291E.jpg" manifest:media-type="image/jpeg"/>
  <manifest:file-entry manifest:full-path="Pictures/10000000000002F6000002584892CA578CB122F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3af7" officeooo:paragraph-rsid="00183af7"/>
    </style:style>
    <style:style style:name="P2" style:family="paragraph" style:parent-style-name="Standard">
      <style:text-properties officeooo:rsid="001bd2ec" officeooo:paragraph-rsid="001bd2ec"/>
    </style:style>
    <style:style style:name="P3" style:family="paragraph" style:parent-style-name="Standard">
      <style:text-properties officeooo:paragraph-rsid="001bd2ec"/>
    </style:style>
    <style:style style:name="P4" style:family="paragraph" style:parent-style-name="Standard">
      <style:paragraph-properties fo:text-align="center" style:justify-single-word="false"/>
      <style:text-properties fo:font-size="22pt" officeooo:rsid="001e303b" officeooo:paragraph-rsid="001e303b" style:font-size-asian="19.25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1e303b" officeooo:paragraph-rsid="001e303b" style:font-size-asian="19.25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text-properties officeooo:rsid="001e303b" officeooo:paragraph-rsid="001e303b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fo:font-weight="bold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98cm, 9.0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2cm, 6.856cm, 4.119cm, 8.8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3.72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6.228cm, 4.902cm, 3.37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468cm, 5.773cm, 1.739cm, 4.17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094cm, 5.556cm, 2.42cm, 2.38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5.981cm, 2.304cm, 0.49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6.856cm, 3.09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8.421cm, -2.184cm, -0.00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8.7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/>
      <text:p text:style-name="P5">تكليف نظم تشغيل OS</text:p>
      <text:p text:style-name="Standard"/>
      <text:p text:style-name="Standard"><draw:frame draw:style-name="fr1" draw:name="صورة23" text:anchor-type="char" svg:width="16.792cm" svg:height="17.089cm" draw:z-index="22"><draw:image xlink:href="Pictures/10000000000004B0000003C758F19AC2190092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/>
      <text:p text:style-name="P6"><text:s text:c="5"/>/// <text:span text:style-name="T2">قصي حامس فاضل </text:span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صورة1" text:anchor-type="char" svg:x="0.504cm" svg:y="0.483cm" svg:width="16.134cm" svg:height="14.219cm" draw:z-index="0"><draw:image xlink:href="Pictures/1000000000000387000002BA98EB7D24A75556D0.jpg" xlink:type="simple" xlink:show="embed" xlink:actuate="onLoad" draw:mime-type="image/jpeg"/></draw:frame></text:p>
      <text:p text:style-name="Standard"/>
      <text:p text:style-name="Standard"/>
      <text:p text:style-name="P1">بحث عن انواع المقاطعة </text:p>
      <text:p text:style-name="P1">polling </text:p>
      <text:p text:style-name="P1"/>
      <text:p text:style-name="P1"/>
      <text:p text:style-name="P1"/>
      <text:p text:style-name="P1"/>
      <text:p text:style-name="P1"/>
      <text:p text:style-name="P1">vectored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صورة2" text:anchor-type="char" svg:width="16.473cm" svg:height="23.126cm" draw:z-index="1"><draw:image xlink:href="Pictures/100000000000023C0000035E350BB93C439CAD0C.jpg" xlink:type="simple" xlink:show="embed" xlink:actuate="onLoad" draw:mime-type="image/jpeg"/></draw:frame></text:p>
      <text:p text:style-name="Standard"/>
      <text:p text:style-name="Standard"/>
      <text:p text:style-name="Standard"><draw:frame draw:style-name="fr1" draw:name="صورة3" text:anchor-type="char" svg:width="15.162cm" svg:height="26.257cm" draw:z-index="2"><draw:image xlink:href="Pictures/1000000000000233000003642896B6607B05611B.jpg" xlink:type="simple" xlink:show="embed" xlink:actuate="onLoad" draw:mime-type="image/jpeg"/></draw:frame><text:soft-page-break/></text:p>
      <text:p text:style-name="Standard"><draw:frame draw:style-name="fr2" draw:name="صورة4" text:anchor-type="char" svg:x="0.743cm" svg:y="0.485cm" svg:width="15.623cm" svg:height="23.497cm" draw:z-index="3"><draw:image xlink:href="Pictures/10000000000002140000032F0290101718E19908.jpg" xlink:type="simple" xlink:show="embed" xlink:actuate="onLoad" draw:mime-type="image/jpeg"/></draw:frame><text:soft-page-break/></text:p>
      <text:p text:style-name="Standard"/>
      <text:p text:style-name="Standard"/>
      <text:p text:style-name="Standard"><draw:frame draw:style-name="fr2" draw:name="صورة5" text:anchor-type="char" svg:x="0.132cm" svg:y="0.356cm" svg:width="16.374cm" svg:height="13.113cm" draw:z-index="4"><draw:image xlink:href="Pictures/10000000000002A50000020BA757441424D9C9AB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صورة6" text:anchor-type="char" svg:x="0.185cm" svg:y="0.111cm" svg:width="16.42cm" svg:height="13.171cm" draw:z-index="5"><draw:image xlink:href="Pictures/10000000000004C90000031F1A8232EAAEF373D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صورة7" text:anchor-type="char" svg:x="0.369cm" svg:y="0.228cm" svg:width="16.051cm" svg:height="13.668cm" draw:z-index="6"><draw:image xlink:href="Pictures/10000000000004B200000349956EA243F6C8629F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صورة8" text:anchor-type="char" svg:width="15.104cm" svg:height="24.636cm" draw:z-index="7"><draw:image xlink:href="Pictures/100000000000021300000332E9A854553D53BEBD.jpg" xlink:type="simple" xlink:show="embed" xlink:actuate="onLoad" draw:mime-type="image/jpeg"/></draw:frame><text:soft-page-break/></text:p>
      <text:p text:style-name="Standard"><draw:frame draw:style-name="fr12" draw:name="صورة9" text:anchor-type="char" svg:x="1.184cm" svg:y="0.407cm" svg:width="14.624cm" svg:height="11.606cm" draw:z-index="8"><draw:image xlink:href="Pictures/1000000000000226000002F49221E1BCEB0994DE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1" draw:name="صورة10" text:anchor-type="char" svg:x="0.132cm" svg:y="0.457cm" svg:width="16.358cm" svg:height="9.417cm" draw:z-index="9"><draw:image xlink:href="Pictures/1000000000000226000002F49221E1BCEB0994DE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صورة11" text:anchor-type="char" svg:width="17cm" svg:height="10.453cm" draw:z-index="10"><draw:image xlink:href="Pictures/100000000000036E000002904C5ECF8098973DF5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صورة12" text:anchor-type="char" svg:x="0.515cm" svg:y="0.483cm" svg:width="15.475cm" svg:height="9.559cm" draw:z-index="11"><draw:image xlink:href="Pictures/1000000000000362000001E713B2B92758CEED73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0" draw:name="صورة13" text:anchor-type="char" svg:x="2.113cm" svg:y="-0.303cm" svg:width="12.698cm" svg:height="10.82cm" draw:z-index="12"><draw:image xlink:href="Pictures/1000000000000500000003C139FA8CF44A45229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9" draw:name="صورة14" text:anchor-type="char" svg:x="2.447cm" svg:y="-0.319cm" svg:width="12.936cm" svg:height="10.347cm" draw:z-index="13"><draw:image xlink:href="Pictures/1000000000000500000003C1885277FA16D43E25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8" draw:name="صورة15" text:anchor-type="char" svg:x="3.156cm" svg:y="-0.222cm" svg:width="12.019cm" svg:height="9.931cm" draw:z-index="14"><draw:image xlink:href="Pictures/1000000000000500000003C1A449A85D868A1095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7" draw:name="صورة16" text:anchor-type="char" svg:x="2.485cm" svg:y="0.021cm" svg:width="13.446cm" svg:height="10.455cm" draw:z-index="15"><draw:image xlink:href="Pictures/1000000000000500000003C132E318DE747CB6CD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6" draw:name="صورة17" text:anchor-type="char" svg:x="2.663cm" svg:y="0.347cm" svg:width="13.183cm" svg:height="9.687cm" draw:z-index="16"><draw:image xlink:href="Pictures/1000000000000500000003C1A0E5A34335AA51BC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5" draw:name="صورة18" text:anchor-type="char" svg:x="0.84cm" svg:y="0.437cm" svg:width="14.594cm" svg:height="10.425cm" draw:z-index="17"><draw:image xlink:href="Pictures/1000000000000500000003C1592DFBAA710510E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4" draw:name="صورة19" text:anchor-type="char" svg:x="2.972cm" svg:y="0.021cm" svg:width="11.582cm" svg:height="11.594cm" draw:z-index="18"><draw:image xlink:href="Pictures/1000000000000500000003C0BE4D19CF86909F83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صورة20" text:anchor-type="char" svg:x="-0.007cm" svg:y="0.418cm" svg:width="16.671cm" svg:height="10.269cm" draw:z-index="19"><draw:image xlink:href="Pictures/1000000000000380000002608FABCD0015C5545C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صورة21" text:anchor-type="char" svg:x="3.209cm" svg:y="-0.473cm" svg:width="12.575cm" svg:height="15.718cm" draw:z-index="20"><draw:image xlink:href="Pictures/100000000000041500000370AC2075D8AA81291E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2" draw:name="صورة22" text:anchor-type="char" svg:x="1.092cm" svg:y="0.515cm" svg:width="14.926cm" svg:height="12.7cm" draw:z-index="21"><draw:image xlink:href="Pictures/10000000000002F6000002584892CA578CB122F1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SA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 #000000" style:border-line-width="0.026cm 0.026cm 0.002cm" fo:padding="0.049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4T17:31:41.811000000</meta:creation-date>
    <meta:editing-duration>PT8M45S</meta:editing-duration>
    <meta:editing-cycles>3</meta:editing-cycles>
    <meta:generator>Edit_Docx_PLUS/7.4.0.3$Windows_X86_64 LibreOffice_project/</meta:generator>
    <dc:date>2025-09-04T17:40:11.948000000</dc:date>
    <meta:document-statistic meta:table-count="0" meta:image-count="23" meta:object-count="0" meta:page-count="23" meta:paragraph-count="5" meta:word-count="14" meta:character-count="80" meta:non-whitespace-character-count="62"/>
  </office:meta>
</office:document-meta>
</file>